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</office:automatic-styles>
  <office:body>
    <office:text>
      <text:p text:style-name="P1">void main() {</text:p>
      <text:p text:style-name="P2"><text:s text:c="4"/>printf("Hello world");</text:p>
      <text:p text:style-name="P3">}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7.0.2</meta:generator>
    <dc:title/>
    <dc:description/>
    <dc:subject/>
    <meta:keyword/>
    <meta:initial-creator/>
    <dc:creator/>
    <meta:creation-date>1980-01-01T00:00:00Z</meta:creation-date>
    <dc:date>1980-01-01T00:00:00Z</dc:date>
  </office:meta>
</office:document-meta>
</file>